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text-properties fo:font-weight="bold" style:font-weight-asian="bold"/>
    </style:style>
    <style:style style:name="P2" style:family="paragraph" style:parent-style-name="normal">
      <style:text-properties fo:font-size="14pt" fo:font-weight="bold" style:font-size-asian="14pt" style:font-weight-asian="bold" style:font-size-complex="14pt"/>
    </style:style>
    <style:style style:name="P3" style:family="paragraph" style:parent-style-name="normal">
      <style:text-properties officeooo:rsid="0007d77c" officeooo:paragraph-rsid="0007d77c"/>
    </style:style>
    <style:style style:name="P4" style:family="paragraph" style:parent-style-name="normal">
      <style:text-properties officeooo:rsid="00088cad" officeooo:paragraph-rsid="00088cad"/>
    </style:style>
    <style:style style:name="P5" style:family="paragraph" style:parent-style-name="normal">
      <style:text-properties officeooo:rsid="0009614e" officeooo:paragraph-rsid="0009614e"/>
    </style:style>
    <style:style style:name="P6" style:family="paragraph" style:parent-style-name="normal">
      <style:text-properties officeooo:rsid="000a5afa" officeooo:paragraph-rsid="000a5afa"/>
    </style:style>
    <style:style style:name="P7" style:family="paragraph" style:parent-style-name="normal" style:master-page-name="Standard">
      <style:paragraph-properties style:page-number="1"/>
      <style:text-properties fo:font-size="14pt" fo:font-weight="bold" style:font-size-asian="14pt" style:font-weight-asian="bold" style:font-size-complex="14pt"/>
    </style:style>
    <style:style style:name="P8" style:family="paragraph" style:parent-style-name="normal" style:list-style-name="WWNum1">
      <style:paragraph-properties fo:margin-left="0.5in" fo:margin-right="0in" fo:text-indent="-0.25in" style:auto-text-indent="false"/>
    </style:style>
    <style:style style:name="P9" style:family="paragraph" style:parent-style-name="normal" style:list-style-name="WWNum1">
      <style:paragraph-properties fo:margin-left="0.5in" fo:margin-right="0in" fo:text-indent="-0.25in" style:auto-text-indent="false"/>
      <style:text-properties fo:color="#c9211e"/>
    </style:style>
    <style:style style:name="P10" style:family="paragraph" style:parent-style-name="normal" style:list-style-name="WWNum1">
      <style:paragraph-properties fo:margin-left="0.5in" fo:margin-right="0in" fo:text-indent="-0.25in" style:auto-text-indent="false"/>
      <style:text-properties fo:color="#c9211e" officeooo:paragraph-rsid="001262ae"/>
    </style:style>
    <style:style style:name="P11" style:family="paragraph" style:parent-style-name="normal" style:list-style-name="WWNum1">
      <style:paragraph-properties fo:margin-left="0.5in" fo:margin-right="0in" fo:text-indent="-0.25in" style:auto-text-indent="false"/>
      <style:text-properties fo:color="#000000"/>
    </style:style>
    <style:style style:name="P12" style:family="paragraph" style:parent-style-name="normal" style:list-style-name="WWNum1">
      <style:paragraph-properties fo:margin-left="0.5in" fo:margin-right="0in" fo:text-indent="-0.25in" style:auto-text-indent="false"/>
      <style:text-properties fo:color="#000000" fo:background-color="#2a6099"/>
    </style:style>
    <style:style style:name="P13" style:family="paragraph" style:parent-style-name="normal" style:list-style-name="WWNum1">
      <style:paragraph-properties fo:margin-left="0.5in" fo:margin-right="0in" fo:text-indent="-0.25in" style:auto-text-indent="false"/>
      <style:text-properties fo:color="#000000" officeooo:rsid="0007f5c0" officeooo:paragraph-rsid="0007f5c0"/>
    </style:style>
    <style:style style:name="P14" style:family="paragraph" style:parent-style-name="normal" style:list-style-name="WWNum1">
      <style:paragraph-properties fo:margin-left="0.5in" fo:margin-right="0in" fo:text-indent="-0.25in" style:auto-text-indent="false"/>
      <style:text-properties style:text-underline-style="none"/>
    </style:style>
    <style:style style:name="P15" style:family="paragraph" style:parent-style-name="normal" style:list-style-name="WWNum1">
      <style:paragraph-properties fo:margin-left="0.5in" fo:margin-right="0in" fo:text-indent="-0.25in" style:auto-text-indent="false"/>
      <style:text-properties fo:color="#ff4000"/>
    </style:style>
    <style:style style:name="P16" style:family="paragraph" style:parent-style-name="normal" style:list-style-name="WWNum1">
      <style:paragraph-properties fo:margin-left="0.5in" fo:margin-right="0in" fo:text-indent="-0.25in" style:auto-text-indent="false"/>
      <style:text-properties fo:background-color="#2a6099"/>
    </style:style>
    <style:style style:name="P17" style:family="paragraph" style:parent-style-name="normal" style:list-style-name="WWNum1">
      <style:paragraph-properties fo:margin-left="0.5in" fo:margin-right="0in" fo:text-indent="-0.25in" style:auto-text-indent="false"/>
      <style:text-properties fo:color="#ffff00" fo:background-color="#81d41a"/>
    </style:style>
    <style:style style:name="T1" style:family="text">
      <style:text-properties style:text-underline-style="none"/>
    </style:style>
    <style:style style:name="T2" style:family="text">
      <style:text-properties fo:color="#000000"/>
    </style:style>
    <style:style style:name="T3" style:family="text">
      <style:text-properties fo:language="en" fo:country="US"/>
    </style:style>
    <style:style style:name="T4" style:family="text">
      <style:text-properties fo:background-color="#2a6099" loext:char-shading-value="0"/>
    </style:style>
    <style:style style:name="T5" style:family="text">
      <style:text-properties officeooo:rsid="00102c29"/>
    </style:style>
    <style:style style:name="T6" style:family="text">
      <style:text-properties fo:color="#81d41a"/>
    </style:style>
    <style:style style:name="T7" style:family="text">
      <style:text-properties fo:color="#81d41a" officeooo:rsid="001262ae"/>
    </style:style>
    <style:style style:name="T8" style:family="text">
      <style:text-properties fo:color="#81d41a" fo:background-color="transparent" loext:char-shading-value="0"/>
    </style:style>
    <style:style style:name="T9" style:family="text">
      <style:text-properties fo:color="#81d41a" officeooo:rsid="00155a96" fo:background-color="transparent" loext:char-shading-value="0"/>
    </style:style>
    <style:style style:name="T10" style:family="text">
      <style:text-properties fo:color="#81d41a" officeooo:rsid="0015cd6b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5cd6b"/>
    </style:style>
    <style:style style:name="T13" style:family="text">
      <style:text-properties officeooo:rsid="0017dd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lient_data.csv</text:p>
      <text:p text:style-name="P1"/>
      <text:list xml:id="list2873633037" text:style-name="WWNum1">
        <text:list-item>
          <text:p text:style-name="P8">id = client company identifier</text:p>
        </text:list-item>
        <text:list-item>
          <text:p text:style-name="P8">activity_new = category of the company’s activity</text:p>
        </text:list-item>
        <text:list-item>
          <text:p text:style-name="P8"><text:span text:style-name="T2">channel_sales = code of the sales channel</text:span><text:span text:style-name="T1"> </text:span></text:p>
        </text:list-item>
        <text:list-item>
          <text:p text:style-name="P8">cons_12m = electricity consumption of the past 12 months</text:p>
          <text:p text:style-name="P10"><text:span text:style-name="T6">* </text:span><text:span text:style-name="T7">After the 0.75 quantile the data tends to have different varience</text:span></text:p>
        </text:list-item>
        <text:list-item>
          <text:p text:style-name="P11">cons_gas_12m = gas consumption of the past 12 months</text:p>
        </text:list-item>
        <text:list-item>
          <text:p text:style-name="P8">cons_last_month = electricity consumption of the last month</text:p>
          <text:p text:style-name="P14"/>
        </text:list-item>
        <text:list-item>
          <text:p text:style-name="P12">date_activ = date of activation of the contract</text:p>
          <text:p text:style-name="P12"><text:span text:style-name="T11"><text:s text:c="2"/></text:span><text:span text:style-name="T8">* </text:span><text:span text:style-name="T9">add no information as we have years of antiquity</text:span></text:p>
        </text:list-item>
        <text:list-item>
          <text:p text:style-name="P8">date_end = registered date of the end of the contract</text:p>
        </text:list-item>
        <text:list-item>
          <text:p text:style-name="P12">date_modif_prod = date of the last modification of the product</text:p>
          <text:p text:style-name="P11"><text:s text:c="2"/><text:span text:style-name="T6">* </text:span><text:span text:style-name="T10">no enough information about the modified produt or the prev one</text:span><text:span text:style-name="T12"> </text:span></text:p>
        </text:list-item>
        <text:list-item>
          <text:p text:style-name="P8">date_renewal = date of the next contract renewal</text:p>
          <text:p text:style-name="P14"/>
        </text:list-item>
        <text:list-item>
          <text:p text:style-name="P8">forecast_cons_12m = forecasted electricity consumption for next 12 months</text:p>
        </text:list-item>
        <text:list-item>
          <text:p text:style-name="P15"><text:span text:style-name="T4">forecast_cons_year = forecasted electricity consumption for the next calendar year</text:span> </text:p>
          <text:p text:style-name="P13">calender year </text:p>
        </text:list-item>
        <text:list-item>
          <text:p text:style-name="P17">forecast_discount_energy = forecasted value of current discount</text:p>
          <text:p text:style-name="P17"><text:s text:c="4"/>* <text:span text:style-name="T13">will ne dropped, bec only 3 % of the data has discount </text:span></text:p>
        </text:list-item>
        <text:list-item>
          <text:p text:style-name="P8">forecast_meter_rent_12m = forecasted bill of meter rental for the next 2 months</text:p>
        </text:list-item>
        <text:list-item>
          <text:p text:style-name="P8">forecast_price_energy_off_peak = forecasted energy price for 1st period (off peak)</text:p>
        </text:list-item>
        <text:list-item>
          <text:p text:style-name="P17">forecast_price_energy_peak = forecasted energy price for 2nd period (peak)</text:p>
          <text:p text:style-name="P17"><text:s text:c="2"/>* forecast_price_energy_peak is not justified to have all these zeros!! escpecially that in the off peak frecasting the number of zeros is vvery small that it can be discarded. </text:p>
        </text:list-item>
        <text:list-item>
          <text:p text:style-name="P8">forecast_price_pow_off_peak = forecasted power price for 1st period (off peak)</text:p>
          <text:p text:style-name="P8"/>
        </text:list-item>
        <text:list-item>
          <text:p text:style-name="P16">has_gas = indicated if client is also a gas client</text:p>
        </text:list-item>
        <text:list-item>
          <text:p text:style-name="P8">imp_cons = current paid consumption</text:p>
        </text:list-item>
        <text:list-item>
          <text:p text:style-name="P8">margin_gross_pow_ele = gross margin on power subscription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8"><text:s text:c="7"/>* <text:span text:style-name="T3">percentage ratio of revenue you keep for each sale after all costs are deducted.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">margin_net_pow_ele = net margin on power subscription</text:p>
        </text:list-item>
        <text:list-item>
          <text:p text:style-name="P8">nb_prod_act = number of active products and services</text:p>
          <text:p text:style-name="P8"><text:s text:c="7"/></text:p>
        </text:list-item>
        <text:list-item>
          <text:p text:style-name="P8">net_margin = total net margin</text:p>
          <text:p text:style-name="P9"><text:s text:c="7"/>* <text:s/><text:span text:style-name="T5">it is not correlated with margin_net_pow_ele !!!!!!</text:span></text:p>
          <text:p text:style-name="P9"><text:s text:c="6"/><text:span text:style-name="T6"><text:s/>* </text:span><text:span text:style-name="T7">After the 0.75 quantile the data tends to have different varience </text:span></text:p>
        </text:list-item>
        <text:list-item>
          <text:p text:style-name="P8">num_years_antig = antiquity of the client (in number of years)</text:p>
        </text:list-item>
        <text:list-item>
          <text:p text:style-name="P8">origin_up = code of the electricity campaign the customer first subscribed to</text:p>
        </text:list-item>
        <text:list-item>
          <text:p text:style-name="P8">pow_max = subscribed power</text:p>
          <text:p text:style-name="P14"/>
        </text:list-item>
        <text:list-item>
          <text:p text:style-name="P8">churn = has the client churned over the next 3 months</text:p>
          <text:p text:style-name="P8"><text:soft-page-break/><text:s text:c="3"/></text:p>
        </text:list-item>
      </text:list>
      <text:p text:style-name="normal"/>
      <text:p text:style-name="P2">price_data.csv</text:p>
      <text:p text:style-name="P1"/>
      <text:list xml:id="list215924504404177" text:continue-numbering="true" text:style-name="WWNum1">
        <text:list-item>
          <text:p text:style-name="P8">id = client company identifier</text:p>
        </text:list-item>
        <text:list-item>
          <text:p text:style-name="P8">price_date = reference date</text:p>
        </text:list-item>
        <text:list-item>
          <text:p text:style-name="P8">price_off_peak_var = price of energy for the 1st period (off peak)</text:p>
        </text:list-item>
        <text:list-item>
          <text:p text:style-name="P8">price_peak_var = price of energy for the 2nd period (peak)</text:p>
        </text:list-item>
        <text:list-item>
          <text:p text:style-name="P8">price_mid_peak_var = price of energy for the 3rd period (mid peak)</text:p>
        </text:list-item>
        <text:list-item>
          <text:p text:style-name="P8">price_off_peak_fix = price of power for the 1st period (off peak)</text:p>
        </text:list-item>
        <text:list-item>
          <text:p text:style-name="P8">price_peak_fix = price of power for the 2nd period (peak)</text:p>
        </text:list-item>
        <text:list-item>
          <text:p text:style-name="P8">price_mid_peak_fix = price of power for the 3rd period (mid peak)</text:p>
        </text:list-item>
      </text:list>
      <text:p text:style-name="normal"/>
      <text:p text:style-name="normal">Note: some fields are hashed text strings. This preserves the privacy of the original data but the commercial meaning is retained and so they may have predictive power</text:p>
      <text:p text:style-name="normal"/>
      <text:p text:style-name="normal"/>
      <text:p text:style-name="P3">- IMBALANCED -- </text:p>
      <text:p text:style-name="P3">- MISSING + Non-existing categories!!</text:p>
      <text:p text:style-name="P3">- Connecting data but they are not equal !!</text:p>
      <text:p text:style-name="P3"/>
      <text:p text:style-name="P3"/>
      <text:p text:style-name="P4">descriptive analysis</text:p>
      <text:p text:style-name="P4"/>
      <text:p text:style-name="P4"/>
      <text:p text:style-name="P5">filter non churn channels </text:p>
      <text:p text:style-name="P5">see most channel sales taht ahve churn</text:p>
      <text:p text:style-name="P5">for number less than 20 we can exclude them </text:p>
      <text:p text:style-name="P5"/>
      <text:p text:style-name="P5"/>
      <text:p text:style-name="P6">end years </text:p>
      <text:p text:style-name="P6">quartile fo the year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05T21:59:22.163847257</dc:date>
    <meta:editing-duration>PT18H29M12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62" meta:word-count="538" meta:character-count="3134" meta:non-whitespace-character-count="2649"/>
  </office:meta>
</office:document-meta>
</file>